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23-02-08 0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22-01-04 0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20-01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9-01-07 1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6-01-1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5-01-13 1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4-02-10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3-09-23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728</text:p>
          </table:table-cell>
          <table:table-cell office:value-type="string" calcext:value-type="string">
            <text:p>2013-07-08 0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